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7307in"/>
    </style:style>
    <style:style style:name="co5" style:family="table-column">
      <style:table-column-properties fo:break-before="auto" style:column-width="1.0425in"/>
    </style:style>
    <style:style style:name="co6" style:family="table-column">
      <style:table-column-properties fo:break-before="auto" style:column-width="2.0701in"/>
    </style:style>
    <style:style style:name="co7" style:family="table-column">
      <style:table-column-properties fo:break-before="auto" style:column-width="1.4516in"/>
    </style:style>
    <style:style style:name="co8" style:family="table-column">
      <style:table-column-properties fo:break-before="auto" style:column-width="1.4437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2.8445in"/>
    </style:style>
    <style:style style:name="co11" style:family="table-column">
      <style:table-column-properties fo:break-before="auto" style:column-width="1.3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81in" fo:break-before="auto" style:use-optimal-row-height="false"/>
    </style:style>
    <style:style style:name="ro3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4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6cf3fd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6cf3fd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in"/>
    </style:style>
    <style:style style:name="T1" style:family="text">
      <style:text-properties fo:color="#ffff00"/>
    </style:style>
  </office:automatic-styles>
  <office:body>
    <office:spreadsheet>
      <table:calculation-settings table:automatic-find-labels="false" table:use-regular-expressions="false" table:use-wildcards="true"/>
      <table:table table:name="hmb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012" table:default-cell-style-name="ce1"/>
        <table:table-row table:style-name="ro1" table:number-rows-repeated="4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Online date</text:p>
          </table:table-cell>
          <table:table-cell table:style-name="ce3" office:value-type="string" calcext:value-type="string">
            <text:p>Room entered date</text:p>
          </table:table-cell>
          <table:table-cell table:style-name="ce3" office:value-type="string" calcext:value-type="string">
            <text:p>No. of item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Online Amount</text:p>
          </table:table-cell>
          <table:table-cell table:style-name="ce3" office:value-type="string" calcext:value-type="string">
            <text:p>Sell units</text:p>
          </table:table-cell>
          <table:table-cell table:style-name="ce3" office:value-type="string" calcext:value-type="string">
            <text:p>Sell prices</text:p>
          </table:table-cell>
          <table:table-cell table:style-name="ce11" office:value-type="string" calcext:value-type="string">
            <text:p>Comment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½ Liter Oil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16/6/22</text:p>
          </table:table-cell>
          <table:table-cell office:value-type="string" calcext:value-type="string">
            <text:p>30/6/22</text:p>
          </table:table-cell>
          <table:table-cell office:value-type="float" office:value="9600" calcext:value-type="float">
            <text:p>9600</text:p>
          </table:table-cell>
          <table:table-cell office:value-type="float" office:value="103.16" calcext:value-type="float">
            <text:p>103.16</text:p>
          </table:table-cell>
          <table:table-cell table:formula="of:=PRODUCT([.G8:.H8])" office:value-type="float" office:value="990336" calcext:value-type="float">
            <text:p>99033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Total</text:p>
          </table:table-cell>
          <table:table-cell table:style-name="ce6" table:formula="of:=SUM([.G3:.G9])" office:value-type="float" office:value="9600" calcext:value-type="float">
            <text:p>9600</text:p>
          </table:table-cell>
          <table:table-cell table:style-name="ce8"/>
          <table:table-cell table:style-name="ce6" table:formula="of:=SUM([.I8])" office:value-type="float" office:value="990336" calcext:value-type="float">
            <text:p>990336</text:p>
          </table:table-cell>
          <table:table-cell table:style-name="ce6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1 Liter Oil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31/5/22</text:p>
          </table:table-cell>
          <table:table-cell office:value-type="string" calcext:value-type="string">
            <text:p>4/6/22,13/6/22</text:p>
          </table:table-cell>
          <table:table-cell office:value-type="float" office:value="385" calcext:value-type="float">
            <text:p>385</text:p>
          </table:table-cell>
          <table:table-cell office:value-type="float" office:value="191.31" calcext:value-type="float">
            <text:p>191.31</text:p>
          </table:table-cell>
          <table:table-cell table:formula="of:=PRODUCT([.G14:.H14])" office:value-type="float" office:value="73654.35" calcext:value-type="float">
            <text:p>73654.35</text:p>
          </table:table-cell>
          <table:table-cell table:number-columns-repeated="2"/>
          <table:table-cell office:value-type="string" calcext:value-type="string">
            <text:p>Last 31/6 e Joma chilo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16/6/22</text:p>
          </table:table-cell>
          <table:table-cell table:style-name="ce5" office:value-type="date" office:date-value="2022-01-07" calcext:value-type="date">
            <text:p>01/07/22</text:p>
          </table:table-cell>
          <table:table-cell office:value-type="float" office:value="1600" calcext:value-type="float">
            <text:p>1600</text:p>
          </table:table-cell>
          <table:table-cell office:value-type="float" office:value="198.31" calcext:value-type="float">
            <text:p>198.31</text:p>
          </table:table-cell>
          <table:table-cell table:formula="of:=PRODUCT([.G15:.H15])" office:value-type="float" office:value="317296" calcext:value-type="float">
            <text:p>317296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date" office:date-value="2022-02-08" calcext:value-type="date">
            <text:p>02/08/22</text:p>
          </table:table-cell>
          <table:table-cell table:style-name="ce5" office:value-type="date" office:date-value="2022-03-08" calcext:value-type="date">
            <text:p>03/08/22</text:p>
          </table:table-cell>
          <table:table-cell office:value-type="float" office:value="1920" calcext:value-type="float">
            <text:p>1920</text:p>
          </table:table-cell>
          <table:table-cell office:value-type="float" office:value="176.31" calcext:value-type="float">
            <text:p>176.31</text:p>
          </table:table-cell>
          <table:table-cell table:formula="of:=PRODUCT([.G16:.H16])" office:value-type="float" office:value="338515.2" calcext:value-type="float">
            <text:p>338515.2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17/8/22</text:p>
          </table:table-cell>
          <table:table-cell/>
          <table:table-cell office:value-type="float" office:value="3200" calcext:value-type="float">
            <text:p>3200</text:p>
          </table:table-cell>
          <table:table-cell table:style-name="ce9" office:value-type="float" office:value="176.31" calcext:value-type="float">
            <text:p>176.31</text:p>
          </table:table-cell>
          <table:table-cell table:formula="of:=PRODUCT([.G17:.H17])" office:value-type="float" office:value="564192" calcext:value-type="float">
            <text:p>56419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29/9/22</text:p>
          </table:table-cell>
          <table:table-cell table:style-name="ce7" office:value-type="date" office:date-value="2022-01-10" calcext:value-type="date">
            <text:p>01/10/22</text:p>
          </table:table-cell>
          <table:table-cell table:style-name="ce2" office:value-type="float" office:value="4800" calcext:value-type="float">
            <text:p>4800</text:p>
          </table:table-cell>
          <table:table-cell office:value-type="float" office:value="169.31" calcext:value-type="float">
            <text:p>169.31</text:p>
          </table:table-cell>
          <table:table-cell table:formula="of:=PRODUCT([.G18:.H18])" office:value-type="float" office:value="812688" calcext:value-type="float">
            <text:p>81268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20/11/22</text:p>
          </table:table-cell>
          <table:table-cell table:style-name="ce5"/>
          <table:table-cell office:value-type="float" office:value="3200" calcext:value-type="float">
            <text:p>3200</text:p>
          </table:table-cell>
          <table:table-cell table:style-name="ce9" office:value-type="float" office:value="179" calcext:value-type="float">
            <text:p>179</text:p>
          </table:table-cell>
          <table:table-cell table:formula="of:=PRODUCT([.G19:.H19])" office:value-type="float" office:value="572800" calcext:value-type="float">
            <text:p>5728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Total</text:p>
          </table:table-cell>
          <table:table-cell table:style-name="ce6" table:formula="of:=SUM([.G14:.G20])" office:value-type="float" office:value="15105" calcext:value-type="float">
            <text:p>15105</text:p>
          </table:table-cell>
          <table:table-cell table:style-name="ce8"/>
          <table:table-cell table:style-name="ce6" table:formula="of:=SUM([.I14:.I19])" office:value-type="float" office:value="2679145.55" calcext:value-type="float">
            <text:p>2679145.55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2 Liter Oi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31/5/2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81.66" calcext:value-type="float">
            <text:p>381.66</text:p>
          </table:table-cell>
          <table:table-cell table:formula="of:=PRODUCT([.G24:.H24])" office:value-type="float" office:value="35876.04" calcext:value-type="float">
            <text:p>35876.0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16/6/22</text:p>
          </table:table-cell>
          <table:table-cell office:value-type="string" calcext:value-type="string">
            <text:p>24/6/22</text:p>
          </table:table-cell>
          <table:table-cell office:value-type="float" office:value="450" calcext:value-type="float">
            <text:p>450</text:p>
          </table:table-cell>
          <table:table-cell office:value-type="float" office:value="394.62" calcext:value-type="float">
            <text:p>394.62</text:p>
          </table:table-cell>
          <table:table-cell table:formula="of:=PRODUCT([.G25:.H25])" office:value-type="float" office:value="177579" calcext:value-type="float">
            <text:p>177579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29/6/22</text:p>
          </table:table-cell>
          <table:table-cell table:style-name="ce5" office:value-type="date" office:date-value="2022-01-07" calcext:value-type="date">
            <text:p>01/07/22</text:p>
          </table:table-cell>
          <table:table-cell office:value-type="float" office:value="900" calcext:value-type="float">
            <text:p>900</text:p>
          </table:table-cell>
          <table:table-cell office:value-type="float" office:value="380.62" calcext:value-type="float">
            <text:p>380.62</text:p>
          </table:table-cell>
          <table:table-cell table:formula="of:=PRODUCT([.G26:.H26])" office:value-type="float" office:value="342558" calcext:value-type="float">
            <text:p>34255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date" office:date-value="2022-02-08" calcext:value-type="date">
            <text:p>02/08/22</text:p>
          </table:table-cell>
          <table:table-cell table:style-name="ce5" office:value-type="date" office:date-value="2022-03-08" calcext:value-type="date">
            <text:p>03/08/22</text:p>
          </table:table-cell>
          <table:table-cell office:value-type="float" office:value="180" calcext:value-type="float">
            <text:p>180</text:p>
          </table:table-cell>
          <table:table-cell office:value-type="float" office:value="352.66" calcext:value-type="float">
            <text:p>352.66</text:p>
          </table:table-cell>
          <table:table-cell table:formula="of:=PRODUCT([.G27:.H27])" office:value-type="float" office:value="63478.8" calcext:value-type="float">
            <text:p>63478.8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date" office:date-value="2022-08-08" calcext:value-type="date">
            <text:p>08/08/22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9" office:value-type="float" office:value="352.66" calcext:value-type="float">
            <text:p>352.66</text:p>
          </table:table-cell>
          <table:table-cell table:formula="of:=PRODUCT([.G28:.H28])" office:value-type="float" office:value="317394" calcext:value-type="float">
            <text:p>317394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17/8/22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9" office:value-type="float" office:value="352.66" calcext:value-type="float">
            <text:p>352.66</text:p>
          </table:table-cell>
          <table:table-cell table:formula="of:=PRODUCT([.G29:.H29])" office:value-type="float" office:value="79348.5" calcext:value-type="float">
            <text:p>79348.5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29/9/22</text:p>
          </table:table-cell>
          <table:table-cell table:style-name="ce5" office:value-type="date" office:date-value="2022-01-10" calcext:value-type="date">
            <text:p>01/10/22</text:p>
          </table:table-cell>
          <table:table-cell office:value-type="float" office:value="900" calcext:value-type="float">
            <text:p>900</text:p>
          </table:table-cell>
          <table:table-cell office:value-type="float" office:value="338.62" calcext:value-type="float">
            <text:p>338.62</text:p>
          </table:table-cell>
          <table:table-cell table:formula="of:=PRODUCT([.G30:.H30])" office:value-type="float" office:value="304758" calcext:value-type="float">
            <text:p>30475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20/11/22</text:p>
          </table:table-cell>
          <table:table-cell/>
          <table:table-cell office:value-type="float" office:value="630" calcext:value-type="float">
            <text:p>630</text:p>
          </table:table-cell>
          <table:table-cell table:style-name="ce9" office:value-type="float" office:value="359.15" calcext:value-type="float">
            <text:p>359.15</text:p>
          </table:table-cell>
          <table:table-cell table:formula="of:=PRODUCT([.G31:.H31])" office:value-type="float" office:value="226264.5" calcext:value-type="float">
            <text:p>226264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Total</text:p>
          </table:table-cell>
          <table:table-cell table:style-name="ce6" table:formula="of:=SUM([.G24:.G31])" office:value-type="float" office:value="4279" calcext:value-type="float">
            <text:p>4279</text:p>
          </table:table-cell>
          <table:table-cell table:style-name="ce8"/>
          <table:table-cell table:style-name="ce6" table:formula="of:=SUM([.I24:.I31])" office:value-type="float" office:value="1547256.84" calcext:value-type="float">
            <text:p>1547256.84</text:p>
          </table:table-cell>
          <table:table-cell table:style-name="ce6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5 Liter Oi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29/6/22</text:p>
          </table:table-cell>
          <table:table-cell table:style-name="ce5" office:value-type="date" office:date-value="2022-01-07" calcext:value-type="date">
            <text:p>01/07/22</text:p>
          </table:table-cell>
          <table:table-cell office:value-type="float" office:value="400" calcext:value-type="float">
            <text:p>400</text:p>
          </table:table-cell>
          <table:table-cell office:value-type="float" office:value="936.55" calcext:value-type="float">
            <text:p>936.55</text:p>
          </table:table-cell>
          <table:table-cell table:formula="of:=PRODUCT([.G37:.H37])" office:value-type="float" office:value="374620" calcext:value-type="float">
            <text:p>37462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date" office:date-value="2022-02-08" calcext:value-type="date">
            <text:p>02/08/22</text:p>
          </table:table-cell>
          <table:table-cell table:style-name="ce5" office:value-type="date" office:date-value="2022-03-08" calcext:value-type="date">
            <text:p>03/08/22</text:p>
          </table:table-cell>
          <table:table-cell office:value-type="float" office:value="40" calcext:value-type="float">
            <text:p>40</text:p>
          </table:table-cell>
          <table:table-cell table:style-name="ce9" office:value-type="float" office:value="897" calcext:value-type="float">
            <text:p>897</text:p>
          </table:table-cell>
          <table:table-cell table:formula="of:=PRODUCT([.G38:.H38])" office:value-type="float" office:value="35880" calcext:value-type="float">
            <text:p>3588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date" office:date-value="2022-08-08" calcext:value-type="date">
            <text:p>08/08/22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0" office:value-type="float" office:value="866" calcext:value-type="float">
            <text:p>866</text:p>
          </table:table-cell>
          <table:table-cell table:formula="of:=PRODUCT([.G39:.H39])" office:value-type="float" office:value="173200" calcext:value-type="float">
            <text:p>173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17/8/22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9" office:value-type="float" office:value="866" calcext:value-type="float">
            <text:p>866</text:p>
          </table:table-cell>
          <table:table-cell table:formula="of:=PRODUCT([.G40:.H40])" office:value-type="float" office:value="86600" calcext:value-type="float">
            <text:p>866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29/9/2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31.55" calcext:value-type="float">
            <text:p>831.55</text:p>
          </table:table-cell>
          <table:table-cell table:formula="of:=PRODUCT([.G41:.H41])" office:value-type="float" office:value="332620" calcext:value-type="float">
            <text:p>33262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20/11/2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831" calcext:value-type="float">
            <text:p>831</text:p>
          </table:table-cell>
          <table:table-cell table:formula="of:=PRODUCT([.G42:.H42])" office:value-type="float" office:value="265920" calcext:value-type="float">
            <text:p>26592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Total</text:p>
          </table:table-cell>
          <table:table-cell table:style-name="ce6" table:formula="of:=SUM([.G37:.G42])" office:value-type="float" office:value="1460" calcext:value-type="float">
            <text:p>1460</text:p>
          </table:table-cell>
          <table:table-cell table:style-name="ce8"/>
          <table:table-cell table:style-name="ce6" table:formula="of:=SUM([.I37:.I42])" office:value-type="float" office:value="1268840" calcext:value-type="float">
            <text:p>1268840</text:p>
          </table:table-cell>
          <table:table-cell table:style-name="ce6" table:number-columns-repeated="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Moharaja Oil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16/6/22</text:p>
          </table:table-cell>
          <table:table-cell office:value-type="string" calcext:value-type="string">
            <text:p>24/6/22</text:p>
          </table:table-cell>
          <table:table-cell office:value-type="float" office:value="800" calcext:value-type="float">
            <text:p>800</text:p>
          </table:table-cell>
          <table:table-cell office:value-type="float" office:value="157.31" calcext:value-type="float">
            <text:p>157.31</text:p>
          </table:table-cell>
          <table:table-cell table:formula="of:=PRODUCT([.G48:.H48])" office:value-type="float" office:value="125848" calcext:value-type="float">
            <text:p>125848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20/6/22</text:p>
          </table:table-cell>
          <table:table-cell office:value-type="string" calcext:value-type="string">
            <text:p>24/6/22</text:p>
          </table:table-cell>
          <table:table-cell office:value-type="float" office:value="8000" calcext:value-type="float">
            <text:p>8000</text:p>
          </table:table-cell>
          <table:table-cell office:value-type="float" office:value="157.31" calcext:value-type="float">
            <text:p>157.31</text:p>
          </table:table-cell>
          <table:table-cell table:formula="of:=PRODUCT([.G49:.H49])" office:value-type="float" office:value="1258480" calcext:value-type="float">
            <text:p>125848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" office:value-type="string" calcext:value-type="string">
            <text:p>Total</text:p>
          </table:table-cell>
          <table:table-cell table:style-name="ce6" table:formula="of:=SUM([.G48:.G49])" office:value-type="float" office:value="8800" calcext:value-type="float">
            <text:p>8800</text:p>
          </table:table-cell>
          <table:table-cell table:style-name="ce8"/>
          <table:table-cell table:style-name="ce6" table:formula="of:=SUM([.I48:.I49])" office:value-type="float" office:value="1384328" calcext:value-type="float">
            <text:p>1384328</text:p>
          </table:table-cell>
          <table:table-cell table:style-name="ce6" table:number-columns-repeated="2"/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hid" table:style-name="ta1"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6" table:number-columns-repeated="3" table:default-cell-style-name="ce2"/>
        <table:table-column table:style-name="co10" table:default-cell-style-name="ce2"/>
        <table:table-column table:style-name="co1" table:number-columns-repeated="1008" table:default-cell-style-name="ce2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Online date</text:p>
          </table:table-cell>
          <table:table-cell table:style-name="ce3" office:value-type="string" calcext:value-type="string">
            <text:p>Room entered date</text:p>
          </table:table-cell>
          <table:table-cell table:style-name="ce3" office:value-type="string" calcext:value-type="string">
            <text:p>No. of item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Online Amount</text:p>
          </table:table-cell>
          <table:table-cell table:style-name="ce3" office:value-type="string" calcext:value-type="string">
            <text:p>Total Online</text:p>
          </table:table-cell>
          <table:table-cell table:style-name="ce3" office:value-type="string" calcext:value-type="string">
            <text:p>Sell units</text:p>
          </table:table-cell>
          <table:table-cell table:style-name="ce3" office:value-type="string" calcext:value-type="string">
            <text:p>Loss unit</text:p>
          </table:table-cell>
          <table:table-cell table:style-name="ce3" office:value-type="string" calcext:value-type="string">
            <text:p>Sell prices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½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30/6/22</text:p>
          </table:table-cell>
          <table:table-cell table:style-name="ce12" office:value-type="float" office:value="9600" calcext:value-type="float">
            <text:p>9600</text:p>
          </table:table-cell>
          <table:table-cell table:style-name="ce12" office:value-type="float" office:value="103.16" calcext:value-type="float">
            <text:p>103.16</text:p>
          </table:table-cell>
          <table:table-cell table:style-name="ce12" table:formula="of:=PRODUCT([.G8:.H8])" office:value-type="float" office:value="990336" calcext:value-type="float">
            <text:p>990336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3:.G9])" office:value-type="float" office:value="9600" calcext:value-type="float">
            <text:p>9600</text:p>
          </table:table-cell>
          <table:table-cell table:style-name="ce15"/>
          <table:table-cell table:style-name="ce15" table:formula="of:=SUM([.I8])" office:value-type="float" office:value="990336" calcext:value-type="float">
            <text:p>990336</text:p>
          </table:table-cell>
          <table:table-cell table:style-name="ce15" table:formula="of:=SUM([.I8])" office:value-type="float" office:value="990336" calcext:value-type="float">
            <text:p>990336</text:p>
          </table:table-cell>
          <table:table-cell table:style-name="ce15" office:value-type="float" office:value="9561" calcext:value-type="float">
            <text:p>9561</text:p>
          </table:table-cell>
          <table:table-cell table:style-name="ce19" office:value-type="float" office:value="39" calcext:value-type="float">
            <text:p>39</text:p>
          </table:table-cell>
          <table:table-cell table:style-name="ce15" office:value-type="float" office:value="912684" calcext:value-type="float">
            <text:p>912684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1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31/5/22</text:p>
          </table:table-cell>
          <table:table-cell table:style-name="ce12" office:value-type="string" calcext:value-type="string">
            <text:p>4/6/22,13/6/22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191.31" calcext:value-type="float">
            <text:p>191.31</text:p>
          </table:table-cell>
          <table:table-cell table:style-name="ce12" table:formula="of:=PRODUCT([.G14:.H14])" office:value-type="float" office:value="73654.35" calcext:value-type="float">
            <text:p>73654.35</text:p>
          </table:table-cell>
          <table:table-cell table:style-name="ce12" table:number-columns-repeated="6"/>
          <table:table-cell table:style-name="ce12" office:value-type="string" calcext:value-type="string">
            <text:p>Last 31/6 e Joma chil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98.31" calcext:value-type="float">
            <text:p>198.31</text:p>
          </table:table-cell>
          <table:table-cell table:style-name="ce12" table:formula="of:=PRODUCT([.G15:.H15])" office:value-type="float" office:value="317296" calcext:value-type="float">
            <text:p>317296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2" office:value-type="float" office:value="176.31" calcext:value-type="float">
            <text:p>176.31</text:p>
          </table:table-cell>
          <table:table-cell table:style-name="ce12" table:formula="of:=PRODUCT([.G16:.H16])" office:value-type="float" office:value="338515.2" calcext:value-type="float">
            <text:p>338515.2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3200" calcext:value-type="float">
            <text:p>3200</text:p>
          </table:table-cell>
          <table:table-cell table:style-name="ce16" office:value-type="float" office:value="176.31" calcext:value-type="float">
            <text:p>176.31</text:p>
          </table:table-cell>
          <table:table-cell table:style-name="ce12" table:formula="of:=PRODUCT([.G17:.H17])" office:value-type="float" office:value="564192" calcext:value-type="float">
            <text:p>564192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4" office:value-type="date" office:date-value="2022-01-10" calcext:value-type="date">
            <text:p>01/10/22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69.31" calcext:value-type="float">
            <text:p>169.31</text:p>
          </table:table-cell>
          <table:table-cell table:style-name="ce12" table:formula="of:=PRODUCT([.G18:.H18])" office:value-type="float" office:value="812688" calcext:value-type="float">
            <text:p>81268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4"/>
          <table:table-cell table:style-name="ce12" office:value-type="float" office:value="3200" calcext:value-type="float">
            <text:p>3200</text:p>
          </table:table-cell>
          <table:table-cell table:style-name="ce16" office:value-type="float" office:value="179" calcext:value-type="float">
            <text:p>179</text:p>
          </table:table-cell>
          <table:table-cell table:style-name="ce12" table:formula="of:=PRODUCT([.G19:.H19])" office:value-type="float" office:value="572800" calcext:value-type="float">
            <text:p>5728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14:.G20])" office:value-type="float" office:value="15105" calcext:value-type="float">
            <text:p>15105</text:p>
          </table:table-cell>
          <table:table-cell table:style-name="ce15"/>
          <table:table-cell table:style-name="ce15" table:formula="of:=SUM([.I14:.I19])" office:value-type="float" office:value="2679145.55" calcext:value-type="float">
            <text:p>2679145.55</text:p>
          </table:table-cell>
          <table:table-cell table:style-name="ce15" table:formula="of:=SUM([.I14:.I19])" office:value-type="float" office:value="2679145.55" calcext:value-type="float">
            <text:p>2679145.55</text:p>
          </table:table-cell>
          <table:table-cell table:style-name="ce15" office:value-type="float" office:value="13562" calcext:value-type="float">
            <text:p>13562</text:p>
          </table:table-cell>
          <table:table-cell table:style-name="ce19" office:value-type="float" office:value="1543" calcext:value-type="float">
            <text:p>1543</text:p>
          </table:table-cell>
          <table:table-cell table:style-name="ce15" office:value-type="float" office:value="3471515" calcext:value-type="float">
            <text:p>3471515</text:p>
          </table:table-cell>
          <table:table-cell table:style-name="ce15" table:number-columns-repeated="2"/>
          <table:table-cell table:style-name="ce12" office:value-type="string" calcext:value-type="string">
            <text:p>3337927+133588 (January February)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2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31/5/22</text:p>
          </table:table-cell>
          <table:table-cell table:style-name="ce12"/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381.66" calcext:value-type="float">
            <text:p>381.66</text:p>
          </table:table-cell>
          <table:table-cell table:style-name="ce12" table:formula="of:=PRODUCT([.G24:.H24])" office:value-type="float" office:value="35876.04" calcext:value-type="float">
            <text:p>35876.04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24/6/22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394.62" calcext:value-type="float">
            <text:p>394.62</text:p>
          </table:table-cell>
          <table:table-cell table:style-name="ce12" table:formula="of:=PRODUCT([.G25:.H25])" office:value-type="float" office:value="177579" calcext:value-type="float">
            <text:p>177579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380.62" calcext:value-type="float">
            <text:p>380.62</text:p>
          </table:table-cell>
          <table:table-cell table:style-name="ce12" table:formula="of:=PRODUCT([.G26:.H26])" office:value-type="float" office:value="342558" calcext:value-type="float">
            <text:p>34255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52.66" calcext:value-type="float">
            <text:p>352.66</text:p>
          </table:table-cell>
          <table:table-cell table:style-name="ce12" table:formula="of:=PRODUCT([.G27:.H27])" office:value-type="float" office:value="63478.8" calcext:value-type="float">
            <text:p>63478.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8-08" calcext:value-type="date">
            <text:p>08/08/22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6" office:value-type="float" office:value="352.66" calcext:value-type="float">
            <text:p>352.66</text:p>
          </table:table-cell>
          <table:table-cell table:style-name="ce12" table:formula="of:=PRODUCT([.G28:.H28])" office:value-type="float" office:value="317394" calcext:value-type="float">
            <text:p>317394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225" calcext:value-type="float">
            <text:p>225</text:p>
          </table:table-cell>
          <table:table-cell table:style-name="ce16" office:value-type="float" office:value="352.66" calcext:value-type="float">
            <text:p>352.66</text:p>
          </table:table-cell>
          <table:table-cell table:style-name="ce12" table:formula="of:=PRODUCT([.G29:.H29])" office:value-type="float" office:value="79348.5" calcext:value-type="float">
            <text:p>79348.5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4" office:value-type="date" office:date-value="2022-01-10" calcext:value-type="date">
            <text:p>01/10/2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338.62" calcext:value-type="float">
            <text:p>338.62</text:p>
          </table:table-cell>
          <table:table-cell table:style-name="ce12" table:formula="of:=PRODUCT([.G30:.H30])" office:value-type="float" office:value="304758" calcext:value-type="float">
            <text:p>30475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2"/>
          <table:table-cell table:style-name="ce12" office:value-type="float" office:value="630" calcext:value-type="float">
            <text:p>630</text:p>
          </table:table-cell>
          <table:table-cell table:style-name="ce16" office:value-type="float" office:value="359.15" calcext:value-type="float">
            <text:p>359.15</text:p>
          </table:table-cell>
          <table:table-cell table:style-name="ce12" table:formula="of:=PRODUCT([.G31:.H31])" office:value-type="float" office:value="226264.5" calcext:value-type="float">
            <text:p>226264.5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24:.G31])" office:value-type="float" office:value="4279" calcext:value-type="float">
            <text:p>4279</text:p>
          </table:table-cell>
          <table:table-cell table:style-name="ce15"/>
          <table:table-cell table:style-name="ce15" table:formula="of:=SUM([.I24:.I31])" office:value-type="float" office:value="1547256.84" calcext:value-type="float">
            <text:p>1547256.84</text:p>
          </table:table-cell>
          <table:table-cell table:style-name="ce15" table:formula="of:=SUM([.I24:.I31])" office:value-type="float" office:value="1547256.84" calcext:value-type="float">
            <text:p>1547256.84</text:p>
          </table:table-cell>
          <table:table-cell table:style-name="ce15" office:value-type="float" office:value="4143" calcext:value-type="float">
            <text:p>4143</text:p>
          </table:table-cell>
          <table:table-cell table:style-name="ce19" office:value-type="float" office:value="136" calcext:value-type="float">
            <text:p>136</text:p>
          </table:table-cell>
          <table:table-cell table:style-name="ce15" office:value-type="float" office:value="1510441" calcext:value-type="float">
            <text:p>1510441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5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936.55" calcext:value-type="float">
            <text:p>936.55</text:p>
          </table:table-cell>
          <table:table-cell table:style-name="ce12" table:formula="of:=PRODUCT([.G37:.H37])" office:value-type="float" office:value="374620" calcext:value-type="float">
            <text:p>3746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40" calcext:value-type="float">
            <text:p>40</text:p>
          </table:table-cell>
          <table:table-cell table:style-name="ce16" office:value-type="float" office:value="897" calcext:value-type="float">
            <text:p>897</text:p>
          </table:table-cell>
          <table:table-cell table:style-name="ce12" table:formula="of:=PRODUCT([.G38:.H38])" office:value-type="float" office:value="35880" calcext:value-type="float">
            <text:p>3588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8-08" calcext:value-type="date">
            <text:p>08/08/22</text:p>
          </table:table-cell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7" office:value-type="float" office:value="866" calcext:value-type="float">
            <text:p>866</text:p>
          </table:table-cell>
          <table:table-cell table:style-name="ce12" table:formula="of:=PRODUCT([.G39:.H39])" office:value-type="float" office:value="173200" calcext:value-type="float">
            <text:p>1732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866" calcext:value-type="float">
            <text:p>866</text:p>
          </table:table-cell>
          <table:table-cell table:style-name="ce12" table:formula="of:=PRODUCT([.G40:.H40])" office:value-type="float" office:value="86600" calcext:value-type="float">
            <text:p>866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831.55" calcext:value-type="float">
            <text:p>831.55</text:p>
          </table:table-cell>
          <table:table-cell table:style-name="ce12" table:formula="of:=PRODUCT([.G41:.H41])" office:value-type="float" office:value="332620" calcext:value-type="float">
            <text:p>3326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31" calcext:value-type="float">
            <text:p>831</text:p>
          </table:table-cell>
          <table:table-cell table:style-name="ce12" table:formula="of:=PRODUCT([.G42:.H42])" office:value-type="float" office:value="265920" calcext:value-type="float">
            <text:p>2659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37:.G42])" office:value-type="float" office:value="1460" calcext:value-type="float">
            <text:p>1460</text:p>
          </table:table-cell>
          <table:table-cell table:style-name="ce15"/>
          <table:table-cell table:style-name="ce15" table:formula="of:=SUM([.I37:.I42])" office:value-type="float" office:value="1268840" calcext:value-type="float">
            <text:p>1268840</text:p>
          </table:table-cell>
          <table:table-cell table:style-name="ce15" table:formula="of:=SUM([.I37:.I42])" office:value-type="float" office:value="1268840" calcext:value-type="float">
            <text:p>1268840</text:p>
          </table:table-cell>
          <table:table-cell table:style-name="ce15" office:value-type="float" office:value="1357" calcext:value-type="float">
            <text:p>1357</text:p>
          </table:table-cell>
          <table:table-cell table:style-name="ce19" office:value-type="float" office:value="103" calcext:value-type="float">
            <text:p>103</text:p>
          </table:table-cell>
          <table:table-cell table:style-name="ce15" office:value-type="float" office:value="1200980" calcext:value-type="float">
            <text:p>1200980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Moharaja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24/6/2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57.31" calcext:value-type="float">
            <text:p>157.31</text:p>
          </table:table-cell>
          <table:table-cell table:style-name="ce12" table:formula="of:=PRODUCT([.G48:.H48])" office:value-type="float" office:value="125848" calcext:value-type="float">
            <text:p>12584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6/22</text:p>
          </table:table-cell>
          <table:table-cell table:style-name="ce12" office:value-type="string" calcext:value-type="string">
            <text:p>24/6/22</text:p>
          </table:table-cell>
          <table:table-cell table:style-name="ce12" office:value-type="float" office:value="8000" calcext:value-type="float">
            <text:p>8000</text:p>
          </table:table-cell>
          <table:table-cell table:style-name="ce12" office:value-type="float" office:value="157.31" calcext:value-type="float">
            <text:p>157.31</text:p>
          </table:table-cell>
          <table:table-cell table:style-name="ce12" table:formula="of:=PRODUCT([.G49:.H49])" office:value-type="float" office:value="1258480" calcext:value-type="float">
            <text:p>125848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48:.G49])" office:value-type="float" office:value="8800" calcext:value-type="float">
            <text:p>8800</text:p>
          </table:table-cell>
          <table:table-cell table:style-name="ce15"/>
          <table:table-cell table:style-name="ce15" table:formula="of:=SUM([.I48:.I49])" office:value-type="float" office:value="1384328" calcext:value-type="float">
            <text:p>1384328</text:p>
          </table:table-cell>
          <table:table-cell table:style-name="ce15" table:formula="of:=SUM([.I48:.I49])" office:value-type="float" office:value="1384328" calcext:value-type="float">
            <text:p>1384328</text:p>
          </table:table-cell>
          <table:table-cell table:style-name="ce15" office:value-type="string" calcext:value-type="string">
            <text:p>6039+ <text:span text:style-name="T1">10 Derum</text:span></text:p>
          </table:table-cell>
          <table:table-cell table:style-name="ce19" office:value-type="float" office:value="2761" calcext:value-type="float">
            <text:p>2761</text:p>
          </table:table-cell>
          <table:table-cell table:style-name="ce15" table:number-columns-repeated="3"/>
          <table:table-cell table:style-name="ce12" office:value-type="string" calcext:value-type="string">
            <text:p>add in 1 liter oil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4">
          <table:table-cell table:number-columns-repeated="3"/>
          <table:table-cell table:style-name="ce12" table:number-columns-repeated="5"/>
          <table:table-cell table:style-name="ce18" office:value-type="string" calcext:value-type="string">
            <text:p>Total Online</text:p>
          </table:table-cell>
          <table:table-cell table:style-name="ce18" table:formula="of:=SUM([.J10:.K51])" office:value-type="float" office:value="7898529.39" calcext:value-type="float">
            <text:p>7898529.39</text:p>
          </table:table-cell>
          <table:table-cell table:style-name="ce12"/>
          <table:table-cell table:style-name="ce18" office:value-type="string" calcext:value-type="string">
            <text:p>Total Sells</text:p>
          </table:table-cell>
          <table:table-cell table:style-name="ce18" table:formula="of:=SUM([.M9:.M53])" office:value-type="float" office:value="7095620" calcext:value-type="float">
            <text:p>7095620</text:p>
          </table:table-cell>
          <table:table-cell table:style-name="ce12" table:number-columns-repeated="3"/>
          <table:table-cell table:number-columns-repeated="100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3" table:default-cell-style-name="ce2"/>
        <table:table-column table:style-name="co7" table:default-cell-style-name="ce2"/>
        <table:table-column table:style-name="co1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6" table:number-columns-repeated="3" table:default-cell-style-name="ce2"/>
        <table:table-column table:style-name="co10" table:default-cell-style-name="ce2"/>
        <table:table-column table:style-name="co1" table:number-columns-repeated="1008" table:default-cell-style-name="ce2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Online date</text:p>
          </table:table-cell>
          <table:table-cell table:style-name="ce3" office:value-type="string" calcext:value-type="string">
            <text:p>Room entered date</text:p>
          </table:table-cell>
          <table:table-cell table:style-name="ce3" office:value-type="string" calcext:value-type="string">
            <text:p>No. of item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Online Amount</text:p>
          </table:table-cell>
          <table:table-cell table:style-name="ce3" office:value-type="string" calcext:value-type="string">
            <text:p>Total Online</text:p>
          </table:table-cell>
          <table:table-cell table:style-name="ce3" office:value-type="string" calcext:value-type="string">
            <text:p>Sell units</text:p>
          </table:table-cell>
          <table:table-cell table:style-name="ce3" office:value-type="string" calcext:value-type="string">
            <text:p>Loss unit</text:p>
          </table:table-cell>
          <table:table-cell table:style-name="ce3" office:value-type="string" calcext:value-type="string">
            <text:p>Sell prices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½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30/6/22</text:p>
          </table:table-cell>
          <table:table-cell table:style-name="ce15" office:value-type="float" office:value="9561" calcext:value-type="float">
            <text:p>9561</text:p>
          </table:table-cell>
          <table:table-cell table:style-name="ce12" office:value-type="float" office:value="103.16" calcext:value-type="float">
            <text:p>103.16</text:p>
          </table:table-cell>
          <table:table-cell table:style-name="ce12" table:formula="of:=PRODUCT([.G8:.H8])" office:value-type="float" office:value="986312.76" calcext:value-type="float">
            <text:p>986312.76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3:.G9])" office:value-type="float" office:value="9561" calcext:value-type="float">
            <text:p>9561</text:p>
          </table:table-cell>
          <table:table-cell table:style-name="ce15"/>
          <table:table-cell table:style-name="ce15" table:formula="of:=SUM([.I8])" office:value-type="float" office:value="986312.76" calcext:value-type="float">
            <text:p>986312.76</text:p>
          </table:table-cell>
          <table:table-cell table:style-name="ce15" table:formula="of:=SUM([.I8])" office:value-type="float" office:value="986312.76" calcext:value-type="float">
            <text:p>986312.76</text:p>
          </table:table-cell>
          <table:table-cell table:style-name="ce15" office:value-type="float" office:value="9561" calcext:value-type="float">
            <text:p>9561</text:p>
          </table:table-cell>
          <table:table-cell table:style-name="ce19" office:value-type="float" office:value="39" calcext:value-type="float">
            <text:p>39</text:p>
          </table:table-cell>
          <table:table-cell table:style-name="ce15" office:value-type="float" office:value="912684" calcext:value-type="float">
            <text:p>912684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1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2" office:value-type="float" office:value="176.31" calcext:value-type="float">
            <text:p>176.31</text:p>
          </table:table-cell>
          <table:table-cell table:style-name="ce12" table:formula="of:=PRODUCT([.G14:.H14])" office:value-type="float" office:value="338515.2" calcext:value-type="float">
            <text:p>338515.2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3200" calcext:value-type="float">
            <text:p>3200</text:p>
          </table:table-cell>
          <table:table-cell table:style-name="ce16" office:value-type="float" office:value="176.31" calcext:value-type="float">
            <text:p>176.31</text:p>
          </table:table-cell>
          <table:table-cell table:style-name="ce12" table:formula="of:=PRODUCT([.G15:.H15])" office:value-type="float" office:value="564192" calcext:value-type="float">
            <text:p>564192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4" office:value-type="date" office:date-value="2022-01-10" calcext:value-type="date">
            <text:p>01/10/22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69.31" calcext:value-type="float">
            <text:p>169.31</text:p>
          </table:table-cell>
          <table:table-cell table:style-name="ce12" table:formula="of:=PRODUCT([.G16:.H16])" office:value-type="float" office:value="812688" calcext:value-type="float">
            <text:p>81268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4"/>
          <table:table-cell table:style-name="ce12" office:value-type="float" office:value="3200" calcext:value-type="float">
            <text:p>3200</text:p>
          </table:table-cell>
          <table:table-cell table:style-name="ce16" office:value-type="float" office:value="179" calcext:value-type="float">
            <text:p>179</text:p>
          </table:table-cell>
          <table:table-cell table:style-name="ce12" table:formula="of:=PRODUCT([.G17:.H17])" office:value-type="float" office:value="572800" calcext:value-type="float">
            <text:p>5728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14:.G18])" office:value-type="float" office:value="13120" calcext:value-type="float">
            <text:p>13120</text:p>
          </table:table-cell>
          <table:table-cell table:style-name="ce15"/>
          <table:table-cell table:style-name="ce15" table:formula="of:=SUM([.I14:.I17])" office:value-type="float" office:value="2288195.2" calcext:value-type="float">
            <text:p>2288195.2</text:p>
          </table:table-cell>
          <table:table-cell table:style-name="ce15" table:formula="of:=SUM([.I14:.I17])" office:value-type="float" office:value="2288195.2" calcext:value-type="float">
            <text:p>2288195.2</text:p>
          </table:table-cell>
          <table:table-cell table:style-name="ce15" office:value-type="float" office:value="13562" calcext:value-type="float">
            <text:p>13562</text:p>
          </table:table-cell>
          <table:table-cell table:style-name="ce19" office:value-type="float" office:value="57" calcext:value-type="float">
            <text:p>57</text:p>
          </table:table-cell>
          <table:table-cell table:style-name="ce15" office:value-type="float" office:value="3471515" calcext:value-type="float">
            <text:p>3471515</text:p>
          </table:table-cell>
          <table:table-cell table:style-name="ce15" table:number-columns-repeated="2"/>
          <table:table-cell table:style-name="ce12" office:value-type="string" calcext:value-type="string">
            <text:p>3337927+133588 (January February)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2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380.62" calcext:value-type="float">
            <text:p>380.62</text:p>
          </table:table-cell>
          <table:table-cell table:style-name="ce12" table:formula="of:=PRODUCT([.G22:.H22])" office:value-type="float" office:value="342558" calcext:value-type="float">
            <text:p>34255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52.66" calcext:value-type="float">
            <text:p>352.66</text:p>
          </table:table-cell>
          <table:table-cell table:style-name="ce12" table:formula="of:=PRODUCT([.G23:.H23])" office:value-type="float" office:value="63478.8" calcext:value-type="float">
            <text:p>63478.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8-08" calcext:value-type="date">
            <text:p>08/08/22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6" office:value-type="float" office:value="352.66" calcext:value-type="float">
            <text:p>352.66</text:p>
          </table:table-cell>
          <table:table-cell table:style-name="ce12" table:formula="of:=PRODUCT([.G24:.H24])" office:value-type="float" office:value="317394" calcext:value-type="float">
            <text:p>317394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225" calcext:value-type="float">
            <text:p>225</text:p>
          </table:table-cell>
          <table:table-cell table:style-name="ce16" office:value-type="float" office:value="352.66" calcext:value-type="float">
            <text:p>352.66</text:p>
          </table:table-cell>
          <table:table-cell table:style-name="ce12" table:formula="of:=PRODUCT([.G25:.H25])" office:value-type="float" office:value="79348.5" calcext:value-type="float">
            <text:p>79348.5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4" office:value-type="date" office:date-value="2022-01-10" calcext:value-type="date">
            <text:p>01/10/2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338.62" calcext:value-type="float">
            <text:p>338.62</text:p>
          </table:table-cell>
          <table:table-cell table:style-name="ce12" table:formula="of:=PRODUCT([.G26:.H26])" office:value-type="float" office:value="304758" calcext:value-type="float">
            <text:p>30475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2"/>
          <table:table-cell table:style-name="ce12" office:value-type="float" office:value="630" calcext:value-type="float">
            <text:p>630</text:p>
          </table:table-cell>
          <table:table-cell table:style-name="ce16" office:value-type="float" office:value="359.15" calcext:value-type="float">
            <text:p>359.15</text:p>
          </table:table-cell>
          <table:table-cell table:style-name="ce12" table:formula="of:=PRODUCT([.G27:.H27])" office:value-type="float" office:value="226264.5" calcext:value-type="float">
            <text:p>226264.5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22:.G27])" office:value-type="float" office:value="3735" calcext:value-type="float">
            <text:p>3735</text:p>
          </table:table-cell>
          <table:table-cell table:style-name="ce15"/>
          <table:table-cell table:style-name="ce15" table:formula="of:=SUM([.I22:.I27])" office:value-type="float" office:value="1333801.8" calcext:value-type="float">
            <text:p>1333801.8</text:p>
          </table:table-cell>
          <table:table-cell table:style-name="ce15" table:formula="of:=SUM([.I22:.I27])" office:value-type="float" office:value="1333801.8" calcext:value-type="float">
            <text:p>1333801.8</text:p>
          </table:table-cell>
          <table:table-cell table:style-name="ce15" office:value-type="float" office:value="4143" calcext:value-type="float">
            <text:p>4143</text:p>
          </table:table-cell>
          <table:table-cell table:style-name="ce19" office:value-type="float" office:value="136" calcext:value-type="float">
            <text:p>136</text:p>
          </table:table-cell>
          <table:table-cell table:style-name="ce15" office:value-type="float" office:value="1510441" calcext:value-type="float">
            <text:p>1510441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5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936.55" calcext:value-type="float">
            <text:p>936.55</text:p>
          </table:table-cell>
          <table:table-cell table:style-name="ce12" table:formula="of:=PRODUCT([.G33:.H33])" office:value-type="float" office:value="374620" calcext:value-type="float">
            <text:p>3746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40" calcext:value-type="float">
            <text:p>40</text:p>
          </table:table-cell>
          <table:table-cell table:style-name="ce16" office:value-type="float" office:value="897" calcext:value-type="float">
            <text:p>897</text:p>
          </table:table-cell>
          <table:table-cell table:style-name="ce12" table:formula="of:=PRODUCT([.G34:.H34])" office:value-type="float" office:value="35880" calcext:value-type="float">
            <text:p>3588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8-08" calcext:value-type="date">
            <text:p>08/08/22</text:p>
          </table:table-cell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7" office:value-type="float" office:value="866" calcext:value-type="float">
            <text:p>866</text:p>
          </table:table-cell>
          <table:table-cell table:style-name="ce12" table:formula="of:=PRODUCT([.G35:.H35])" office:value-type="float" office:value="173200" calcext:value-type="float">
            <text:p>1732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866" calcext:value-type="float">
            <text:p>866</text:p>
          </table:table-cell>
          <table:table-cell table:style-name="ce12" table:formula="of:=PRODUCT([.G36:.H36])" office:value-type="float" office:value="86600" calcext:value-type="float">
            <text:p>866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831.55" calcext:value-type="float">
            <text:p>831.55</text:p>
          </table:table-cell>
          <table:table-cell table:style-name="ce12" table:formula="of:=PRODUCT([.G37:.H37])" office:value-type="float" office:value="332620" calcext:value-type="float">
            <text:p>3326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31" calcext:value-type="float">
            <text:p>831</text:p>
          </table:table-cell>
          <table:table-cell table:style-name="ce12" table:formula="of:=PRODUCT([.G38:.H38])" office:value-type="float" office:value="265920" calcext:value-type="float">
            <text:p>2659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33:.G38])" office:value-type="float" office:value="1460" calcext:value-type="float">
            <text:p>1460</text:p>
          </table:table-cell>
          <table:table-cell table:style-name="ce15"/>
          <table:table-cell table:style-name="ce15" table:formula="of:=SUM([.I33:.I38])" office:value-type="float" office:value="1268840" calcext:value-type="float">
            <text:p>1268840</text:p>
          </table:table-cell>
          <table:table-cell table:style-name="ce15" table:formula="of:=SUM([.I33:.I38])" office:value-type="float" office:value="1268840" calcext:value-type="float">
            <text:p>1268840</text:p>
          </table:table-cell>
          <table:table-cell table:style-name="ce15" office:value-type="float" office:value="1357" calcext:value-type="float">
            <text:p>1357</text:p>
          </table:table-cell>
          <table:table-cell table:style-name="ce19" office:value-type="float" office:value="103" calcext:value-type="float">
            <text:p>103</text:p>
          </table:table-cell>
          <table:table-cell table:style-name="ce15" office:value-type="float" office:value="1200980" calcext:value-type="float">
            <text:p>1200980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Moharaja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24/6/2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57.31" calcext:value-type="float">
            <text:p>157.3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44:.G44])" office:value-type="float" office:value="800" calcext:value-type="float">
            <text:p>80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table:formula="of:=SUM([.I44:.I44])" office:value-type="float" office:value="0" calcext:value-type="float">
            <text:p>0</text:p>
          </table:table-cell>
          <table:table-cell table:style-name="ce15" office:value-type="string" calcext:value-type="string">
            <text:p>6039+ <text:span text:style-name="T1">10 Derum</text:span></text:p>
          </table:table-cell>
          <table:table-cell table:style-name="ce19" office:value-type="float" office:value="2761" calcext:value-type="float">
            <text:p>2761</text:p>
          </table:table-cell>
          <table:table-cell table:style-name="ce15" table:number-columns-repeated="3"/>
          <table:table-cell table:style-name="ce12" office:value-type="string" calcext:value-type="string">
            <text:p>add in 1 liter oil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4">
          <table:table-cell table:number-columns-repeated="3"/>
          <table:table-cell table:style-name="ce12" table:number-columns-repeated="5"/>
          <table:table-cell table:style-name="ce18" office:value-type="string" calcext:value-type="string">
            <text:p>Total Online</text:p>
          </table:table-cell>
          <table:table-cell table:style-name="ce18" table:formula="of:=SUM([.J10:.K46])" office:value-type="float" office:value="5905772.76" calcext:value-type="float">
            <text:p>5905772.76</text:p>
          </table:table-cell>
          <table:table-cell table:style-name="ce12"/>
          <table:table-cell table:style-name="ce18" office:value-type="string" calcext:value-type="string">
            <text:p>Total Sells</text:p>
          </table:table-cell>
          <table:table-cell table:style-name="ce18" table:formula="of:=SUM([.M9:.M48])" office:value-type="float" office:value="7095620" calcext:value-type="float">
            <text:p>7095620</text:p>
          </table:table-cell>
          <table:table-cell table:style-name="ce12" table:number-columns-repeated="3"/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20" office:value-type="string" calcext:value-type="string">
            <text:p>Total Online oi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Commission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date" office:date-value="2022-02-08" calcext:value-type="date">
            <text:p>02/08/22</text:p>
          </table:table-cell>
          <table:table-cell office:value-type="float" office:value="396649" calcext:value-type="float">
            <text:p>396649</text:p>
          </table:table-cell>
          <table:table-cell table:style-name="ce22" office:value-type="float" office:value="40000" calcext:value-type="float">
            <text:p>400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date" office:date-value="2022-08-08" calcext:value-type="date">
            <text:p>08/08/22</text:p>
          </table:table-cell>
          <table:table-cell office:value-type="float" office:value="490668" calcext:value-type="float">
            <text:p>4906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17/8/22</text:p>
          </table:table-cell>
          <table:table-cell office:value-type="float" office:value="730187" calcext:value-type="float">
            <text:p>73018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29/9/22</text:p>
          </table:table-cell>
          <table:table-cell office:value-type="float" office:value="1448346" calcext:value-type="float">
            <text:p>14483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20/11/22</text:p>
          </table:table-cell>
          <table:table-cell office:value-type="float" office:value="1088230" calcext:value-type="float">
            <text:p>108823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1" office:value-type="string" calcext:value-type="string">
            <text:p>Total online price</text:p>
          </table:table-cell>
          <table:table-cell table:style-name="ce21" table:formula="of:=SUM([.F64:.F68])" office:value-type="float" office:value="4154080" calcext:value-type="float">
            <text:p>4154080</text:p>
          </table:table-cell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number-columns-repeated="3" table:default-cell-style-name="ce2"/>
        <table:table-column table:style-name="co7" table:default-cell-style-name="ce2"/>
        <table:table-column table:style-name="co1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6" table:number-columns-repeated="3" table:default-cell-style-name="ce2"/>
        <table:table-column table:style-name="co10" table:default-cell-style-name="ce2"/>
        <table:table-column table:style-name="co1" table:number-columns-repeated="1008" table:default-cell-style-name="ce2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Online date</text:p>
          </table:table-cell>
          <table:table-cell table:style-name="ce3" office:value-type="string" calcext:value-type="string">
            <text:p>Room entered date</text:p>
          </table:table-cell>
          <table:table-cell table:style-name="ce3" office:value-type="string" calcext:value-type="string">
            <text:p>No. of item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Online Amount</text:p>
          </table:table-cell>
          <table:table-cell table:style-name="ce3" office:value-type="string" calcext:value-type="string">
            <text:p>Total Online</text:p>
          </table:table-cell>
          <table:table-cell table:style-name="ce3" office:value-type="string" calcext:value-type="string">
            <text:p>Sell units</text:p>
          </table:table-cell>
          <table:table-cell table:style-name="ce3" office:value-type="string" calcext:value-type="string">
            <text:p>Loss unit</text:p>
          </table:table-cell>
          <table:table-cell table:style-name="ce3" office:value-type="string" calcext:value-type="string">
            <text:p>Sell prices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½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30/6/22</text:p>
          </table:table-cell>
          <table:table-cell table:style-name="ce12" office:value-type="float" office:value="9600" calcext:value-type="float">
            <text:p>9600</text:p>
          </table:table-cell>
          <table:table-cell table:style-name="ce12" office:value-type="float" office:value="103.16" calcext:value-type="float">
            <text:p>103.16</text:p>
          </table:table-cell>
          <table:table-cell table:style-name="ce12" table:formula="of:=PRODUCT([.G8:.H8])" office:value-type="float" office:value="990336" calcext:value-type="float">
            <text:p>990336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3:.G9])" office:value-type="float" office:value="9600" calcext:value-type="float">
            <text:p>9600</text:p>
          </table:table-cell>
          <table:table-cell table:style-name="ce15"/>
          <table:table-cell table:style-name="ce15" table:formula="of:=SUM([.I8])" office:value-type="float" office:value="990336" calcext:value-type="float">
            <text:p>990336</text:p>
          </table:table-cell>
          <table:table-cell table:style-name="ce15" table:formula="of:=SUM([.I8])" office:value-type="float" office:value="990336" calcext:value-type="float">
            <text:p>990336</text:p>
          </table:table-cell>
          <table:table-cell table:style-name="ce15" office:value-type="float" office:value="9561" calcext:value-type="float">
            <text:p>9561</text:p>
          </table:table-cell>
          <table:table-cell table:style-name="ce19" office:value-type="float" office:value="39" calcext:value-type="float">
            <text:p>39</text:p>
          </table:table-cell>
          <table:table-cell table:style-name="ce15" office:value-type="float" office:value="912684" calcext:value-type="float">
            <text:p>912684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1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31/5/22</text:p>
          </table:table-cell>
          <table:table-cell table:style-name="ce12" office:value-type="string" calcext:value-type="string">
            <text:p>4/6/22,13/6/22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191.31" calcext:value-type="float">
            <text:p>191.31</text:p>
          </table:table-cell>
          <table:table-cell table:style-name="ce12" table:formula="of:=PRODUCT([.G14:.H14])" office:value-type="float" office:value="73654.35" calcext:value-type="float">
            <text:p>73654.35</text:p>
          </table:table-cell>
          <table:table-cell table:style-name="ce12" table:number-columns-repeated="6"/>
          <table:table-cell table:style-name="ce12" office:value-type="string" calcext:value-type="string">
            <text:p>Last 31/6 e Joma chil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198.31" calcext:value-type="float">
            <text:p>198.31</text:p>
          </table:table-cell>
          <table:table-cell table:style-name="ce12" table:formula="of:=PRODUCT([.G15:.H15])" office:value-type="float" office:value="317296" calcext:value-type="float">
            <text:p>317296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1920" calcext:value-type="float">
            <text:p>1920</text:p>
          </table:table-cell>
          <table:table-cell table:style-name="ce12" office:value-type="float" office:value="176.31" calcext:value-type="float">
            <text:p>176.31</text:p>
          </table:table-cell>
          <table:table-cell table:style-name="ce12" table:formula="of:=PRODUCT([.G16:.H16])" office:value-type="float" office:value="338515.2" calcext:value-type="float">
            <text:p>338515.2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3200" calcext:value-type="float">
            <text:p>3200</text:p>
          </table:table-cell>
          <table:table-cell table:style-name="ce16" office:value-type="float" office:value="176.31" calcext:value-type="float">
            <text:p>176.31</text:p>
          </table:table-cell>
          <table:table-cell table:style-name="ce12" table:formula="of:=PRODUCT([.G17:.H17])" office:value-type="float" office:value="564192" calcext:value-type="float">
            <text:p>564192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4" office:value-type="date" office:date-value="2022-01-10" calcext:value-type="date">
            <text:p>01/10/22</text:p>
          </table:table-cell>
          <table:table-cell table:style-name="ce12" office:value-type="float" office:value="4800" calcext:value-type="float">
            <text:p>4800</text:p>
          </table:table-cell>
          <table:table-cell table:style-name="ce12" office:value-type="float" office:value="169.31" calcext:value-type="float">
            <text:p>169.31</text:p>
          </table:table-cell>
          <table:table-cell table:style-name="ce12" table:formula="of:=PRODUCT([.G18:.H18])" office:value-type="float" office:value="812688" calcext:value-type="float">
            <text:p>81268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4"/>
          <table:table-cell table:style-name="ce12" office:value-type="float" office:value="3200" calcext:value-type="float">
            <text:p>3200</text:p>
          </table:table-cell>
          <table:table-cell table:style-name="ce16" office:value-type="float" office:value="179" calcext:value-type="float">
            <text:p>179</text:p>
          </table:table-cell>
          <table:table-cell table:style-name="ce12" table:formula="of:=PRODUCT([.G19:.H19])" office:value-type="float" office:value="572800" calcext:value-type="float">
            <text:p>5728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14:.G20])" office:value-type="float" office:value="15105" calcext:value-type="float">
            <text:p>15105</text:p>
          </table:table-cell>
          <table:table-cell table:style-name="ce15"/>
          <table:table-cell table:style-name="ce15" table:formula="of:=SUM([.I14:.I19])" office:value-type="float" office:value="2679145.55" calcext:value-type="float">
            <text:p>2679145.55</text:p>
          </table:table-cell>
          <table:table-cell table:style-name="ce15" table:formula="of:=SUM([.I14:.I19])" office:value-type="float" office:value="2679145.55" calcext:value-type="float">
            <text:p>2679145.55</text:p>
          </table:table-cell>
          <table:table-cell table:style-name="ce15" office:value-type="float" office:value="13562" calcext:value-type="float">
            <text:p>13562</text:p>
          </table:table-cell>
          <table:table-cell table:style-name="ce19" office:value-type="float" office:value="1543" calcext:value-type="float">
            <text:p>1543</text:p>
          </table:table-cell>
          <table:table-cell table:style-name="ce15" office:value-type="float" office:value="3471515" calcext:value-type="float">
            <text:p>3471515</text:p>
          </table:table-cell>
          <table:table-cell table:style-name="ce15" table:number-columns-repeated="2"/>
          <table:table-cell table:style-name="ce12" office:value-type="string" calcext:value-type="string">
            <text:p>3337927+133588 (January February)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2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31/5/22</text:p>
          </table:table-cell>
          <table:table-cell table:style-name="ce12"/>
          <table:table-cell table:style-name="ce12" office:value-type="float" office:value="94" calcext:value-type="float">
            <text:p>94</text:p>
          </table:table-cell>
          <table:table-cell table:style-name="ce12" office:value-type="float" office:value="381.66" calcext:value-type="float">
            <text:p>381.66</text:p>
          </table:table-cell>
          <table:table-cell table:style-name="ce12" table:formula="of:=PRODUCT([.G24:.H24])" office:value-type="float" office:value="35876.04" calcext:value-type="float">
            <text:p>35876.04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24/6/22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394.62" calcext:value-type="float">
            <text:p>394.62</text:p>
          </table:table-cell>
          <table:table-cell table:style-name="ce12" table:formula="of:=PRODUCT([.G25:.H25])" office:value-type="float" office:value="177579" calcext:value-type="float">
            <text:p>177579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380.62" calcext:value-type="float">
            <text:p>380.62</text:p>
          </table:table-cell>
          <table:table-cell table:style-name="ce12" table:formula="of:=PRODUCT([.G26:.H26])" office:value-type="float" office:value="342558" calcext:value-type="float">
            <text:p>34255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52.66" calcext:value-type="float">
            <text:p>352.66</text:p>
          </table:table-cell>
          <table:table-cell table:style-name="ce12" table:formula="of:=PRODUCT([.G27:.H27])" office:value-type="float" office:value="63478.8" calcext:value-type="float">
            <text:p>63478.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8-08" calcext:value-type="date">
            <text:p>08/08/22</text:p>
          </table:table-cell>
          <table:table-cell table:style-name="ce12"/>
          <table:table-cell table:style-name="ce12" office:value-type="float" office:value="900" calcext:value-type="float">
            <text:p>900</text:p>
          </table:table-cell>
          <table:table-cell table:style-name="ce16" office:value-type="float" office:value="352.66" calcext:value-type="float">
            <text:p>352.66</text:p>
          </table:table-cell>
          <table:table-cell table:style-name="ce12" table:formula="of:=PRODUCT([.G28:.H28])" office:value-type="float" office:value="317394" calcext:value-type="float">
            <text:p>317394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225" calcext:value-type="float">
            <text:p>225</text:p>
          </table:table-cell>
          <table:table-cell table:style-name="ce16" office:value-type="float" office:value="352.66" calcext:value-type="float">
            <text:p>352.66</text:p>
          </table:table-cell>
          <table:table-cell table:style-name="ce12" table:formula="of:=PRODUCT([.G29:.H29])" office:value-type="float" office:value="79348.5" calcext:value-type="float">
            <text:p>79348.5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4" office:value-type="date" office:date-value="2022-01-10" calcext:value-type="date">
            <text:p>01/10/2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338.62" calcext:value-type="float">
            <text:p>338.62</text:p>
          </table:table-cell>
          <table:table-cell table:style-name="ce12" table:formula="of:=PRODUCT([.G30:.H30])" office:value-type="float" office:value="304758" calcext:value-type="float">
            <text:p>30475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2"/>
          <table:table-cell table:style-name="ce12" office:value-type="float" office:value="630" calcext:value-type="float">
            <text:p>630</text:p>
          </table:table-cell>
          <table:table-cell table:style-name="ce16" office:value-type="float" office:value="359.15" calcext:value-type="float">
            <text:p>359.15</text:p>
          </table:table-cell>
          <table:table-cell table:style-name="ce12" table:formula="of:=PRODUCT([.G31:.H31])" office:value-type="float" office:value="226264.5" calcext:value-type="float">
            <text:p>226264.5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24:.G31])" office:value-type="float" office:value="4279" calcext:value-type="float">
            <text:p>4279</text:p>
          </table:table-cell>
          <table:table-cell table:style-name="ce15"/>
          <table:table-cell table:style-name="ce15" table:formula="of:=SUM([.I24:.I31])" office:value-type="float" office:value="1547256.84" calcext:value-type="float">
            <text:p>1547256.84</text:p>
          </table:table-cell>
          <table:table-cell table:style-name="ce15" table:formula="of:=SUM([.I24:.I31])" office:value-type="float" office:value="1547256.84" calcext:value-type="float">
            <text:p>1547256.84</text:p>
          </table:table-cell>
          <table:table-cell table:style-name="ce15" office:value-type="float" office:value="4143" calcext:value-type="float">
            <text:p>4143</text:p>
          </table:table-cell>
          <table:table-cell table:style-name="ce19" office:value-type="float" office:value="136" calcext:value-type="float">
            <text:p>136</text:p>
          </table:table-cell>
          <table:table-cell table:style-name="ce15" office:value-type="float" office:value="1510441" calcext:value-type="float">
            <text:p>1510441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5 Liter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6/22</text:p>
          </table:table-cell>
          <table:table-cell table:style-name="ce14" office:value-type="date" office:date-value="2022-01-07" calcext:value-type="date">
            <text:p>01/07/22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936.55" calcext:value-type="float">
            <text:p>936.55</text:p>
          </table:table-cell>
          <table:table-cell table:style-name="ce12" table:formula="of:=PRODUCT([.G37:.H37])" office:value-type="float" office:value="374620" calcext:value-type="float">
            <text:p>3746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2-08" calcext:value-type="date">
            <text:p>02/08/22</text:p>
          </table:table-cell>
          <table:table-cell table:style-name="ce14" office:value-type="date" office:date-value="2022-03-08" calcext:value-type="date">
            <text:p>03/08/22</text:p>
          </table:table-cell>
          <table:table-cell table:style-name="ce12" office:value-type="float" office:value="40" calcext:value-type="float">
            <text:p>40</text:p>
          </table:table-cell>
          <table:table-cell table:style-name="ce16" office:value-type="float" office:value="897" calcext:value-type="float">
            <text:p>897</text:p>
          </table:table-cell>
          <table:table-cell table:style-name="ce12" table:formula="of:=PRODUCT([.G38:.H38])" office:value-type="float" office:value="35880" calcext:value-type="float">
            <text:p>3588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4" office:value-type="date" office:date-value="2022-08-08" calcext:value-type="date">
            <text:p>08/08/22</text:p>
          </table:table-cell>
          <table:table-cell table:style-name="ce12"/>
          <table:table-cell table:style-name="ce12" office:value-type="float" office:value="200" calcext:value-type="float">
            <text:p>200</text:p>
          </table:table-cell>
          <table:table-cell table:style-name="ce17" office:value-type="float" office:value="866" calcext:value-type="float">
            <text:p>866</text:p>
          </table:table-cell>
          <table:table-cell table:style-name="ce12" table:formula="of:=PRODUCT([.G39:.H39])" office:value-type="float" office:value="173200" calcext:value-type="float">
            <text:p>1732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7/8/22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6" office:value-type="float" office:value="866" calcext:value-type="float">
            <text:p>866</text:p>
          </table:table-cell>
          <table:table-cell table:style-name="ce12" table:formula="of:=PRODUCT([.G40:.H40])" office:value-type="float" office:value="86600" calcext:value-type="float">
            <text:p>8660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9/9/22</text:p>
          </table:table-cell>
          <table:table-cell table:style-name="ce12"/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831.55" calcext:value-type="float">
            <text:p>831.55</text:p>
          </table:table-cell>
          <table:table-cell table:style-name="ce12" table:formula="of:=PRODUCT([.G41:.H41])" office:value-type="float" office:value="332620" calcext:value-type="float">
            <text:p>3326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11/22</text:p>
          </table:table-cell>
          <table:table-cell table:style-name="ce1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31" calcext:value-type="float">
            <text:p>831</text:p>
          </table:table-cell>
          <table:table-cell table:style-name="ce12" table:formula="of:=PRODUCT([.G42:.H42])" office:value-type="float" office:value="265920" calcext:value-type="float">
            <text:p>26592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37:.G42])" office:value-type="float" office:value="1460" calcext:value-type="float">
            <text:p>1460</text:p>
          </table:table-cell>
          <table:table-cell table:style-name="ce15"/>
          <table:table-cell table:style-name="ce15" table:formula="of:=SUM([.I37:.I42])" office:value-type="float" office:value="1268840" calcext:value-type="float">
            <text:p>1268840</text:p>
          </table:table-cell>
          <table:table-cell table:style-name="ce15" table:formula="of:=SUM([.I37:.I42])" office:value-type="float" office:value="1268840" calcext:value-type="float">
            <text:p>1268840</text:p>
          </table:table-cell>
          <table:table-cell table:style-name="ce15" office:value-type="float" office:value="1357" calcext:value-type="float">
            <text:p>1357</text:p>
          </table:table-cell>
          <table:table-cell table:style-name="ce19" office:value-type="float" office:value="103" calcext:value-type="float">
            <text:p>103</text:p>
          </table:table-cell>
          <table:table-cell table:style-name="ce15" office:value-type="float" office:value="1200980" calcext:value-type="float">
            <text:p>1200980</text:p>
          </table:table-cell>
          <table:table-cell table:style-name="ce15" table:number-columns-repeated="2"/>
          <table:table-cell table:style-name="ce12"/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3" office:value-type="string" calcext:value-type="string">
            <text:p>Moharaja Oil</text:p>
          </table:table-cell>
          <table:table-cell table:style-name="ce12" table:number-columns-repeated="12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16/6/22</text:p>
          </table:table-cell>
          <table:table-cell table:style-name="ce12" office:value-type="string" calcext:value-type="string">
            <text:p>24/6/2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57.31" calcext:value-type="float">
            <text:p>157.31</text:p>
          </table:table-cell>
          <table:table-cell table:style-name="ce12" table:formula="of:=PRODUCT([.G48:.H48])" office:value-type="float" office:value="125848" calcext:value-type="float">
            <text:p>125848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/>
          <table:table-cell table:style-name="ce12" office:value-type="string" calcext:value-type="string">
            <text:p>20/6/22</text:p>
          </table:table-cell>
          <table:table-cell table:style-name="ce12" office:value-type="string" calcext:value-type="string">
            <text:p>24/6/22</text:p>
          </table:table-cell>
          <table:table-cell table:style-name="ce12" office:value-type="float" office:value="8000" calcext:value-type="float">
            <text:p>8000</text:p>
          </table:table-cell>
          <table:table-cell table:style-name="ce12" office:value-type="float" office:value="157.31" calcext:value-type="float">
            <text:p>157.31</text:p>
          </table:table-cell>
          <table:table-cell table:style-name="ce12" table:formula="of:=PRODUCT([.G49:.H49])" office:value-type="float" office:value="1258480" calcext:value-type="float">
            <text:p>1258480</text:p>
          </table:table-cell>
          <table:table-cell table:style-name="ce12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2"/>
          <table:table-cell table:style-name="ce15" office:value-type="string" calcext:value-type="string">
            <text:p>Total</text:p>
          </table:table-cell>
          <table:table-cell table:style-name="ce15" table:formula="of:=SUM([.G48:.G49])" office:value-type="float" office:value="8800" calcext:value-type="float">
            <text:p>8800</text:p>
          </table:table-cell>
          <table:table-cell table:style-name="ce15"/>
          <table:table-cell table:style-name="ce15" table:formula="of:=SUM([.I48:.I49])" office:value-type="float" office:value="1384328" calcext:value-type="float">
            <text:p>1384328</text:p>
          </table:table-cell>
          <table:table-cell table:style-name="ce15" table:formula="of:=SUM([.I48:.I49])" office:value-type="float" office:value="1384328" calcext:value-type="float">
            <text:p>1384328</text:p>
          </table:table-cell>
          <table:table-cell table:style-name="ce15" office:value-type="string" calcext:value-type="string">
            <text:p>6039+ <text:span text:style-name="T1">10 Derum</text:span></text:p>
          </table:table-cell>
          <table:table-cell table:style-name="ce19" office:value-type="float" office:value="2761" calcext:value-type="float">
            <text:p>2761</text:p>
          </table:table-cell>
          <table:table-cell table:style-name="ce15" table:number-columns-repeated="3"/>
          <table:table-cell table:style-name="ce12" office:value-type="string" calcext:value-type="string">
            <text:p>add in 1 liter oil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3">
          <table:table-cell table:number-columns-repeated="3"/>
          <table:table-cell table:style-name="ce12" table:number-columns-repeated="13"/>
          <table:table-cell table:number-columns-repeated="1008"/>
        </table:table-row>
        <table:table-row table:style-name="ro4">
          <table:table-cell table:number-columns-repeated="3"/>
          <table:table-cell table:style-name="ce12" table:number-columns-repeated="5"/>
          <table:table-cell table:style-name="ce18" office:value-type="string" calcext:value-type="string">
            <text:p>Total Online</text:p>
          </table:table-cell>
          <table:table-cell table:style-name="ce18" table:formula="of:=SUM([.J10:.K51])" office:value-type="float" office:value="7898529.39" calcext:value-type="float">
            <text:p>7898529.39</text:p>
          </table:table-cell>
          <table:table-cell table:style-name="ce12"/>
          <table:table-cell table:style-name="ce18" office:value-type="string" calcext:value-type="string">
            <text:p>Total Sells</text:p>
          </table:table-cell>
          <table:table-cell table:style-name="ce18" table:formula="of:=SUM([.M9:.M53])" office:value-type="float" office:value="7095620" calcext:value-type="float">
            <text:p>7095620</text:p>
          </table:table-cell>
          <table:table-cell table:style-name="ce12" table:number-columns-repeated="3"/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4"/>
          <table:table-cell table:style-name="ce20" office:value-type="string" calcext:value-type="string">
            <text:p>Total Online oi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Commission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date" office:date-value="2022-02-08" calcext:value-type="date">
            <text:p>02/08/22</text:p>
          </table:table-cell>
          <table:table-cell office:value-type="float" office:value="396649" calcext:value-type="float">
            <text:p>396649</text:p>
          </table:table-cell>
          <table:table-cell table:style-name="ce22" office:value-type="float" office:value="40000" calcext:value-type="float">
            <text:p>400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7" office:value-type="date" office:date-value="2022-08-08" calcext:value-type="date">
            <text:p>08/08/22</text:p>
          </table:table-cell>
          <table:table-cell office:value-type="float" office:value="490668" calcext:value-type="float">
            <text:p>4906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17/8/22</text:p>
          </table:table-cell>
          <table:table-cell office:value-type="float" office:value="730187" calcext:value-type="float">
            <text:p>73018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29/9/22</text:p>
          </table:table-cell>
          <table:table-cell office:value-type="float" office:value="1448346" calcext:value-type="float">
            <text:p>144834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20/11/22</text:p>
          </table:table-cell>
          <table:table-cell office:value-type="float" office:value="1088230" calcext:value-type="float">
            <text:p>108823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1" office:value-type="string" calcext:value-type="string">
            <text:p>Total online price</text:p>
          </table:table-cell>
          <table:table-cell table:style-name="ce21" table:formula="of:=SUM([.F69:.F73])" office:value-type="float" office:value="4154080" calcext:value-type="float">
            <text:p>4154080</text:p>
          </table:table-cell>
          <table:table-cell table:number-columns-repeated="101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00:05:37.482091730</meta:creation-date>
    <dc:date>2023-07-31T02:51:41.948319219</dc:date>
    <meta:editing-duration>PT1H58M6S</meta:editing-duration>
    <meta:editing-cycles>26</meta:editing-cycles>
    <meta:generator>LibreOffice/7.3.7.2$Linux_X86_64 LibreOffice_project/30$Build-2</meta:generator>
    <meta:document-statistic meta:table-count="4" meta:cell-count="636" meta:object-count="0"/>
  </office:meta>
</office:document-meta>
</file>